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4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71080134">
            <text:p>90.71</text:p>
          </table:table-cell>
          <table:table-cell office:value-type="float" office:value="233.333333333">
            <text:p>233.33</text:p>
          </table:table-cell>
          <table:table-cell office:value-type="float" office:value="1860.90742896">
            <text:p>1860.91</text:p>
          </table:table-cell>
          <table:table-cell office:value-type="float" office:value="143">
            <text:p>143.00</text:p>
          </table:table-cell>
          <table:table-cell office:value-type="float" office:value="87.2219243654">
            <text:p>87.2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5779409676">
            <text:p>46.58</text:p>
          </table:table-cell>
          <table:table-cell office:value-type="float" office:value="76.9648285086">
            <text:p>76.96</text:p>
          </table:table-cell>
          <table:table-cell office:value-type="float" office:value="216.251650427">
            <text:p>216.25</text:p>
          </table:table-cell>
          <table:table-cell office:value-type="float" office:value="58.1578947368">
            <text:p>58.16</text:p>
          </table:table-cell>
          <table:table-cell office:value-type="float" office:value="44.7864816996">
            <text:p>44.7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8359494091">
            <text:p>26.84</text:p>
          </table:table-cell>
          <table:table-cell office:value-type="float" office:value="72.0724058666">
            <text:p>72.07</text:p>
          </table:table-cell>
          <table:table-cell office:value-type="float" office:value="423.384172787">
            <text:p>423.38</text:p>
          </table:table-cell>
          <table:table-cell office:value-type="float" office:value="40.336105229">
            <text:p>40.34</text:p>
          </table:table-cell>
          <table:table-cell office:value-type="float" office:value="25.8037975087">
            <text:p>25.8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9.5856965105">
            <text:p>9.59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0.5862312991">
            <text:p>90.59</text:p>
          </table:table-cell>
          <table:table-cell office:value-type="float" office:value="233.333333333">
            <text:p>233.33</text:p>
          </table:table-cell>
          <table:table-cell office:value-type="float" office:value="1841.59686415">
            <text:p>1841.60</text:p>
          </table:table-cell>
          <table:table-cell office:value-type="float" office:value="161.5">
            <text:p>161.50</text:p>
          </table:table-cell>
          <table:table-cell office:value-type="float" office:value="87.1021454799">
            <text:p>87.1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07578947368">
            <text:p>1.08</text:p>
          </table:table-cell>
          <table:table-cell office:value-type="float" office:value="48.9245302622">
            <text:p>48.92</text:p>
          </table:table-cell>
          <table:table-cell office:value-type="float" office:value="74.3399484011">
            <text:p>74.34</text:p>
          </table:table-cell>
          <table:table-cell office:value-type="float" office:value="218.64451759">
            <text:p>218.64</text:p>
          </table:table-cell>
          <table:table-cell office:value-type="float" office:value="53.7894736842">
            <text:p>53.79</text:p>
          </table:table-cell>
          <table:table-cell office:value-type="float" office:value="47.0428175599">
            <text:p>47.0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759565774772">
            <text:p>0.76</text:p>
          </table:table-cell>
          <table:table-cell office:value-type="float" office:value="27.8920174833">
            <text:p>27.89</text:p>
          </table:table-cell>
          <table:table-cell office:value-type="float" office:value="73.0923290549">
            <text:p>73.09</text:p>
          </table:table-cell>
          <table:table-cell office:value-type="float" office:value="418.293656197">
            <text:p>418.29</text:p>
          </table:table-cell>
          <table:table-cell office:value-type="float" office:value="37.9782887386">
            <text:p>37.98</text:p>
          </table:table-cell>
          <table:table-cell office:value-type="float" office:value="26.8192475801">
            <text:p>26.8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9">
            <text:p>0.09</text:p>
          </table:table-cell>
          <table:table-cell office:value-type="float" office:value="2.86341484981">
            <text:p>2.86</text:p>
          </table:table-cell>
          <table:table-cell office:value-type="float" office:value="4.71204188482">
            <text:p>4.71</text:p>
          </table:table-cell>
          <table:table-cell office:value-type="float" office:value="3.73326577551">
            <text:p>3.73</text:p>
          </table:table-cell>
          <table:table-cell office:value-type="float" office:value="4.5">
            <text:p>4.50</text:p>
          </table:table-cell>
          <table:table-cell office:value-type="float" office:value="2.75328350944">
            <text:p>2.7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1.9966844358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964.505057">
            <text:p>1964.51</text:p>
          </table:table-cell>
          <table:table-cell office:value-type="float" office:value="161.5">
            <text:p>161.50</text:p>
          </table:table-cell>
          <table:table-cell office:value-type="float" office:value="88.4583504191">
            <text:p>8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47894736842">
            <text:p>1.48</text:p>
          </table:table-cell>
          <table:table-cell office:value-type="float" office:value="53.0446296636">
            <text:p>53.04</text:p>
          </table:table-cell>
          <table:table-cell office:value-type="float" office:value="88.9347544489">
            <text:p>88.93</text:p>
          </table:table-cell>
          <table:table-cell office:value-type="float" office:value="229.810589187">
            <text:p>229.81</text:p>
          </table:table-cell>
          <table:table-cell office:value-type="float" office:value="73.9473684211">
            <text:p>73.95</text:p>
          </table:table-cell>
          <table:table-cell office:value-type="float" office:value="51.0044515996">
            <text:p>51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9">
            <text:p>0.09</text:p>
          </table:table-cell>
          <table:table-cell office:value-type="float" office:value="2.86341484981">
            <text:p>2.8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4.5">
            <text:p>4.50</text:p>
          </table:table-cell>
          <table:table-cell office:value-type="float" office:value="2.75328350944">
            <text:p>2.7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962250075477">
            <text:p>0.96</text:p>
          </table:table-cell>
          <table:table-cell office:value-type="float" office:value="29.1048507124">
            <text:p>29.10</text:p>
          </table:table-cell>
          <table:table-cell office:value-type="float" office:value="68.1939843417">
            <text:p>68.19</text:p>
          </table:table-cell>
          <table:table-cell office:value-type="float" office:value="442.756731757">
            <text:p>442.76</text:p>
          </table:table-cell>
          <table:table-cell office:value-type="float" office:value="48.1125037739">
            <text:p>48.11</text:p>
          </table:table-cell>
          <table:table-cell office:value-type="float" office:value="27.9854333773">
            <text:p>27.9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122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6690973265">
            <text:p>90.67</text:p>
          </table:table-cell>
          <table:table-cell office:value-type="float" office:value="233.333333333">
            <text:p>233.33</text:p>
          </table:table-cell>
          <table:table-cell office:value-type="float" office:value="1860.58889506">
            <text:p>1860.59</text:p>
          </table:table-cell>
          <table:table-cell office:value-type="float" office:value="143">
            <text:p>143.00</text:p>
          </table:table-cell>
          <table:table-cell office:value-type="float" office:value="87.1818243524">
            <text:p>87.1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8180098848">
            <text:p>46.82</text:p>
          </table:table-cell>
          <table:table-cell office:value-type="float" office:value="76.9648285086">
            <text:p>76.96</text:p>
          </table:table-cell>
          <table:table-cell office:value-type="float" office:value="216.54542365">
            <text:p>216.55</text:p>
          </table:table-cell>
          <table:table-cell office:value-type="float" office:value="58.1578947368">
            <text:p>58.16</text:p>
          </table:table-cell>
          <table:table-cell office:value-type="float" office:value="45.0173171969">
            <text:p>45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4841238837">
            <text:p>26.48</text:p>
          </table:table-cell>
          <table:table-cell office:value-type="float" office:value="72.0724058666">
            <text:p>72.07</text:p>
          </table:table-cell>
          <table:table-cell office:value-type="float" office:value="423.140855131">
            <text:p>423.14</text:p>
          </table:table-cell>
          <table:table-cell office:value-type="float" office:value="40.336105229">
            <text:p>40.34</text:p>
          </table:table-cell>
          <table:table-cell office:value-type="float" office:value="25.4655037343">
            <text:p>25.4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4.5299145489">
            <text:p>14.53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03">
            <text:p>3.03</text:p>
          </table:table-cell>
          <table:table-cell office:value-type="float" office:value="91.9995392505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964.505057">
            <text:p>1964.51</text:p>
          </table:table-cell>
          <table:table-cell office:value-type="float" office:value="151.5">
            <text:p>151.50</text:p>
          </table:table-cell>
          <table:table-cell office:value-type="float" office:value="88.4610954332">
            <text:p>8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26842105263">
            <text:p>1.27</text:p>
          </table:table-cell>
          <table:table-cell office:value-type="float" office:value="50.9723406973">
            <text:p>50.97</text:p>
          </table:table-cell>
          <table:table-cell office:value-type="float" office:value="80.4388601223">
            <text:p>80.44</text:p>
          </table:table-cell>
          <table:table-cell office:value-type="float" office:value="227.002635764">
            <text:p>227.00</text:p>
          </table:table-cell>
          <table:table-cell office:value-type="float" office:value="63.4210526316">
            <text:p>63.42</text:p>
          </table:table-cell>
          <table:table-cell office:value-type="float" office:value="49.0118660551">
            <text:p>49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906759778772">
            <text:p>0.91</text:p>
          </table:table-cell>
          <table:table-cell office:value-type="float" office:value="26.8741314302">
            <text:p>26.87</text:p>
          </table:table-cell>
          <table:table-cell office:value-type="float" office:value="71.5059689978">
            <text:p>71.51</text:p>
          </table:table-cell>
          <table:table-cell office:value-type="float" office:value="443.519873384">
            <text:p>443.52</text:p>
          </table:table-cell>
          <table:table-cell office:value-type="float" office:value="45.3379889386">
            <text:p>45.34</text:p>
          </table:table-cell>
          <table:table-cell office:value-type="float" office:value="25.8405109906">
            <text:p>2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427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93272943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964.43829525">
            <text:p>1964.44</text:p>
          </table:table-cell>
          <table:table-cell office:value-type="float" office:value="143">
            <text:p>143.00</text:p>
          </table:table-cell>
          <table:table-cell office:value-type="float" office:value="88.4608916291">
            <text:p>8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7.4271091993">
            <text:p>47.43</text:p>
          </table:table-cell>
          <table:table-cell office:value-type="float" office:value="76.9648285086">
            <text:p>76.96</text:p>
          </table:table-cell>
          <table:table-cell office:value-type="float" office:value="223.016036545">
            <text:p>223.02</text:p>
          </table:table-cell>
          <table:table-cell office:value-type="float" office:value="58.1578947368">
            <text:p>58.16</text:p>
          </table:table-cell>
          <table:table-cell office:value-type="float" office:value="45.6029896147">
            <text:p>45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8688799975">
            <text:p>26.87</text:p>
          </table:table-cell>
          <table:table-cell office:value-type="float" office:value="72.0724058666">
            <text:p>72.07</text:p>
          </table:table-cell>
          <table:table-cell office:value-type="float" office:value="445.027832089">
            <text:p>445.03</text:p>
          </table:table-cell>
          <table:table-cell office:value-type="float" office:value="40.336105229">
            <text:p>40.34</text:p>
          </table:table-cell>
          <table:table-cell office:value-type="float" office:value="25.8354615361">
            <text:p>2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427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95365485">
            <text:p>92.00</text:p>
          </table:table-cell>
          <table:table-cell office:value-type="float" office:value="233.333333333">
            <text:p>233.33</text:p>
          </table:table-cell>
          <table:table-cell office:value-type="float" office:value="1964.48283048">
            <text:p>1964.48</text:p>
          </table:table-cell>
          <table:table-cell office:value-type="float" office:value="143">
            <text:p>143.00</text:p>
          </table:table-cell>
          <table:table-cell office:value-type="float" office:value="88.4610928351">
            <text:p>88.4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7.2961531488">
            <text:p>47.30</text:p>
          </table:table-cell>
          <table:table-cell office:value-type="float" office:value="76.9648285086">
            <text:p>76.96</text:p>
          </table:table-cell>
          <table:table-cell office:value-type="float" office:value="222.679225095">
            <text:p>222.68</text:p>
          </table:table-cell>
          <table:table-cell office:value-type="float" office:value="58.1578947368">
            <text:p>58.16</text:p>
          </table:table-cell>
          <table:table-cell office:value-type="float" office:value="45.4770703354">
            <text:p>45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7995694097">
            <text:p>26.80</text:p>
          </table:table-cell>
          <table:table-cell office:value-type="float" office:value="72.0724058666">
            <text:p>72.07</text:p>
          </table:table-cell>
          <table:table-cell office:value-type="float" office:value="445.07476055">
            <text:p>445.07</text:p>
          </table:table-cell>
          <table:table-cell office:value-type="float" office:value="40.336105229">
            <text:p>40.34</text:p>
          </table:table-cell>
          <table:table-cell office:value-type="float" office:value="25.7688167401">
            <text:p>2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122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6690973265">
            <text:p>90.67</text:p>
          </table:table-cell>
          <table:table-cell office:value-type="float" office:value="233.333333333">
            <text:p>233.33</text:p>
          </table:table-cell>
          <table:table-cell office:value-type="float" office:value="1860.58889506">
            <text:p>1860.59</text:p>
          </table:table-cell>
          <table:table-cell office:value-type="float" office:value="143">
            <text:p>143.00</text:p>
          </table:table-cell>
          <table:table-cell office:value-type="float" office:value="87.1818243524">
            <text:p>87.1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8180098848">
            <text:p>46.82</text:p>
          </table:table-cell>
          <table:table-cell office:value-type="float" office:value="76.9648285086">
            <text:p>76.96</text:p>
          </table:table-cell>
          <table:table-cell office:value-type="float" office:value="216.54542365">
            <text:p>216.55</text:p>
          </table:table-cell>
          <table:table-cell office:value-type="float" office:value="58.1578947368">
            <text:p>58.16</text:p>
          </table:table-cell>
          <table:table-cell office:value-type="float" office:value="45.0173171969">
            <text:p>45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4841238837">
            <text:p>26.48</text:p>
          </table:table-cell>
          <table:table-cell office:value-type="float" office:value="72.0724058666">
            <text:p>72.07</text:p>
          </table:table-cell>
          <table:table-cell office:value-type="float" office:value="423.140855131">
            <text:p>423.14</text:p>
          </table:table-cell>
          <table:table-cell office:value-type="float" office:value="40.336105229">
            <text:p>40.34</text:p>
          </table:table-cell>
          <table:table-cell office:value-type="float" office:value="25.4655037343">
            <text:p>25.4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0993177559">
            <text:p>12.1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7285760087">
            <text:p>90.73</text:p>
          </table:table-cell>
          <table:table-cell office:value-type="float" office:value="233.333333333">
            <text:p>233.33</text:p>
          </table:table-cell>
          <table:table-cell office:value-type="float" office:value="1861.66788693">
            <text:p>1861.67</text:p>
          </table:table-cell>
          <table:table-cell office:value-type="float" office:value="143">
            <text:p>143.00</text:p>
          </table:table-cell>
          <table:table-cell office:value-type="float" office:value="87.239015393">
            <text:p>87.2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5.0993521492">
            <text:p>45.10</text:p>
          </table:table-cell>
          <table:table-cell office:value-type="float" office:value="76.9648285086">
            <text:p>76.96</text:p>
          </table:table-cell>
          <table:table-cell office:value-type="float" office:value="214.470715947">
            <text:p>214.47</text:p>
          </table:table-cell>
          <table:table-cell office:value-type="float" office:value="58.1578947368">
            <text:p>58.16</text:p>
          </table:table-cell>
          <table:table-cell office:value-type="float" office:value="43.3647616819">
            <text:p>43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7.9291910848">
            <text:p>27.93</text:p>
          </table:table-cell>
          <table:table-cell office:value-type="float" office:value="72.0724058666">
            <text:p>72.07</text:p>
          </table:table-cell>
          <table:table-cell office:value-type="float" office:value="424.330451344">
            <text:p>424.33</text:p>
          </table:table-cell>
          <table:table-cell office:value-type="float" office:value="40.336105229">
            <text:p>40.34</text:p>
          </table:table-cell>
          <table:table-cell office:value-type="float" office:value="26.8549914277">
            <text:p>26.8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890548948">
            <text:p>12.89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3.23">
            <text:p>3.23</text:p>
          </table:table-cell>
          <table:table-cell office:value-type="float" office:value="90.7445088359">
            <text:p>90.74</text:p>
          </table:table-cell>
          <table:table-cell office:value-type="float" office:value="233.333333333">
            <text:p>233.33</text:p>
          </table:table-cell>
          <table:table-cell office:value-type="float" office:value="1856.41951823">
            <text:p>1856.42</text:p>
          </table:table-cell>
          <table:table-cell office:value-type="float" office:value="161.5">
            <text:p>161.50</text:p>
          </table:table-cell>
          <table:table-cell office:value-type="float" office:value="87.2543354192">
            <text:p>87.2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1.05789473684">
            <text:p>1.06</text:p>
          </table:table-cell>
          <table:table-cell office:value-type="float" office:value="48.3343682812">
            <text:p>48.33</text:p>
          </table:table-cell>
          <table:table-cell office:value-type="float" office:value="72.8104837138">
            <text:p>72.81</text:p>
          </table:table-cell>
          <table:table-cell office:value-type="float" office:value="218.231958298">
            <text:p>218.23</text:p>
          </table:table-cell>
          <table:table-cell office:value-type="float" office:value="52.8947368421">
            <text:p>52.89</text:p>
          </table:table-cell>
          <table:table-cell office:value-type="float" office:value="46.4753541166">
            <text:p>46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761138890067">
            <text:p>0.76</text:p>
          </table:table-cell>
          <table:table-cell office:value-type="float" office:value="27.5058491578">
            <text:p>27.51</text:p>
          </table:table-cell>
          <table:table-cell office:value-type="float" office:value="72.8430024177">
            <text:p>72.84</text:p>
          </table:table-cell>
          <table:table-cell office:value-type="float" office:value="421.81939734">
            <text:p>421.82</text:p>
          </table:table-cell>
          <table:table-cell office:value-type="float" office:value="38.0569445033">
            <text:p>38.06</text:p>
          </table:table-cell>
          <table:table-cell office:value-type="float" office:value="26.4479318825">
            <text:p>26.45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2622689886">
            <text:p>43.26</text:p>
          </table:table-cell>
          <table:table-cell office:value-type="float" office:value="65.1655975045">
            <text:p>65.17</text:p>
          </table:table-cell>
          <table:table-cell office:value-type="float" office:value="294.838758594">
            <text:p>294.84</text:p>
          </table:table-cell>
          <table:table-cell office:value-type="float" office:value="42.3684210526">
            <text:p>42.37</text:p>
          </table:table-cell>
          <table:table-cell office:value-type="float" office:value="41.5983355659">
            <text:p>41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2173900878">
            <text:p>23.22</text:p>
          </table:table-cell>
          <table:table-cell office:value-type="float" office:value="73.4794193519">
            <text:p>73.48</text:p>
          </table:table-cell>
          <table:table-cell office:value-type="float" office:value="595.932393244">
            <text:p>595.93</text:p>
          </table:table-cell>
          <table:table-cell office:value-type="float" office:value="23.2502643478">
            <text:p>23.25</text:p>
          </table:table-cell>
          <table:table-cell office:value-type="float" office:value="22.324413546">
            <text:p>22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2.4564397224">
            <text:p>42.46</text:p>
          </table:table-cell>
          <table:table-cell office:value-type="float" office:value="65.1655975045">
            <text:p>65.17</text:p>
          </table:table-cell>
          <table:table-cell office:value-type="float" office:value="293.887029214">
            <text:p>293.89</text:p>
          </table:table-cell>
          <table:table-cell office:value-type="float" office:value="42.3684210526">
            <text:p>42.37</text:p>
          </table:table-cell>
          <table:table-cell office:value-type="float" office:value="40.8234997331">
            <text:p>40.8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778388864">
            <text:p>23.78</text:p>
          </table:table-cell>
          <table:table-cell office:value-type="float" office:value="73.4794193519">
            <text:p>73.48</text:p>
          </table:table-cell>
          <table:table-cell office:value-type="float" office:value="596.352369804">
            <text:p>596.35</text:p>
          </table:table-cell>
          <table:table-cell office:value-type="float" office:value="23.2502643478">
            <text:p>23.25</text:p>
          </table:table-cell>
          <table:table-cell office:value-type="float" office:value="22.8638354462">
            <text:p>22.8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7689006806">
            <text:p>43.77</text:p>
          </table:table-cell>
          <table:table-cell office:value-type="float" office:value="65.1655975045">
            <text:p>65.17</text:p>
          </table:table-cell>
          <table:table-cell office:value-type="float" office:value="295.437118925">
            <text:p>295.44</text:p>
          </table:table-cell>
          <table:table-cell office:value-type="float" office:value="42.3684210526">
            <text:p>42.37</text:p>
          </table:table-cell>
          <table:table-cell office:value-type="float" office:value="42.0854814237">
            <text:p>42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179667935">
            <text:p>23.12</text:p>
          </table:table-cell>
          <table:table-cell office:value-type="float" office:value="73.4794193519">
            <text:p>73.48</text:p>
          </table:table-cell>
          <table:table-cell office:value-type="float" office:value="595.68221251">
            <text:p>595.68</text:p>
          </table:table-cell>
          <table:table-cell office:value-type="float" office:value="23.2502643478">
            <text:p>23.25</text:p>
          </table:table-cell>
          <table:table-cell office:value-type="float" office:value="22.2288142245">
            <text:p>22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2622689886">
            <text:p>43.26</text:p>
          </table:table-cell>
          <table:table-cell office:value-type="float" office:value="65.1655975045">
            <text:p>65.17</text:p>
          </table:table-cell>
          <table:table-cell office:value-type="float" office:value="294.838758594">
            <text:p>294.84</text:p>
          </table:table-cell>
          <table:table-cell office:value-type="float" office:value="42.3684210526">
            <text:p>42.37</text:p>
          </table:table-cell>
          <table:table-cell office:value-type="float" office:value="41.5983355659">
            <text:p>41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2173900878">
            <text:p>23.22</text:p>
          </table:table-cell>
          <table:table-cell office:value-type="float" office:value="73.4794193519">
            <text:p>73.48</text:p>
          </table:table-cell>
          <table:table-cell office:value-type="float" office:value="595.932393244">
            <text:p>595.93</text:p>
          </table:table-cell>
          <table:table-cell office:value-type="float" office:value="23.2502643478">
            <text:p>23.25</text:p>
          </table:table-cell>
          <table:table-cell office:value-type="float" office:value="22.324413546">
            <text:p>22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7689006806">
            <text:p>43.77</text:p>
          </table:table-cell>
          <table:table-cell office:value-type="float" office:value="65.1655975045">
            <text:p>65.17</text:p>
          </table:table-cell>
          <table:table-cell office:value-type="float" office:value="295.437118925">
            <text:p>295.44</text:p>
          </table:table-cell>
          <table:table-cell office:value-type="float" office:value="42.3684210526">
            <text:p>42.37</text:p>
          </table:table-cell>
          <table:table-cell office:value-type="float" office:value="42.0854814237">
            <text:p>42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179667935">
            <text:p>23.12</text:p>
          </table:table-cell>
          <table:table-cell office:value-type="float" office:value="73.4794193519">
            <text:p>73.48</text:p>
          </table:table-cell>
          <table:table-cell office:value-type="float" office:value="595.68221251">
            <text:p>595.68</text:p>
          </table:table-cell>
          <table:table-cell office:value-type="float" office:value="23.2502643478">
            <text:p>23.25</text:p>
          </table:table-cell>
          <table:table-cell office:value-type="float" office:value="22.2288142245">
            <text:p>22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7689006806">
            <text:p>43.77</text:p>
          </table:table-cell>
          <table:table-cell office:value-type="float" office:value="65.1655975045">
            <text:p>65.17</text:p>
          </table:table-cell>
          <table:table-cell office:value-type="float" office:value="295.437118925">
            <text:p>295.44</text:p>
          </table:table-cell>
          <table:table-cell office:value-type="float" office:value="42.3684210526">
            <text:p>42.37</text:p>
          </table:table-cell>
          <table:table-cell office:value-type="float" office:value="42.0854814237">
            <text:p>42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179667935">
            <text:p>23.12</text:p>
          </table:table-cell>
          <table:table-cell office:value-type="float" office:value="73.4794193519">
            <text:p>73.48</text:p>
          </table:table-cell>
          <table:table-cell office:value-type="float" office:value="595.68221251">
            <text:p>595.68</text:p>
          </table:table-cell>
          <table:table-cell office:value-type="float" office:value="23.2502643478">
            <text:p>23.25</text:p>
          </table:table-cell>
          <table:table-cell office:value-type="float" office:value="22.2288142245">
            <text:p>22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7689006806">
            <text:p>43.77</text:p>
          </table:table-cell>
          <table:table-cell office:value-type="float" office:value="65.1655975045">
            <text:p>65.17</text:p>
          </table:table-cell>
          <table:table-cell office:value-type="float" office:value="295.437118925">
            <text:p>295.44</text:p>
          </table:table-cell>
          <table:table-cell office:value-type="float" office:value="42.3684210526">
            <text:p>42.37</text:p>
          </table:table-cell>
          <table:table-cell office:value-type="float" office:value="42.0854814237">
            <text:p>42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179667935">
            <text:p>23.12</text:p>
          </table:table-cell>
          <table:table-cell office:value-type="float" office:value="73.4794193519">
            <text:p>73.48</text:p>
          </table:table-cell>
          <table:table-cell office:value-type="float" office:value="595.68221251">
            <text:p>595.68</text:p>
          </table:table-cell>
          <table:table-cell office:value-type="float" office:value="23.2502643478">
            <text:p>23.25</text:p>
          </table:table-cell>
          <table:table-cell office:value-type="float" office:value="22.2288142245">
            <text:p>22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2622689886">
            <text:p>43.26</text:p>
          </table:table-cell>
          <table:table-cell office:value-type="float" office:value="65.1655975045">
            <text:p>65.17</text:p>
          </table:table-cell>
          <table:table-cell office:value-type="float" office:value="294.838758594">
            <text:p>294.84</text:p>
          </table:table-cell>
          <table:table-cell office:value-type="float" office:value="42.3684210526">
            <text:p>42.37</text:p>
          </table:table-cell>
          <table:table-cell office:value-type="float" office:value="41.5983355659">
            <text:p>41.6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2173900878">
            <text:p>23.22</text:p>
          </table:table-cell>
          <table:table-cell office:value-type="float" office:value="73.4794193519">
            <text:p>73.48</text:p>
          </table:table-cell>
          <table:table-cell office:value-type="float" office:value="595.932393244">
            <text:p>595.93</text:p>
          </table:table-cell>
          <table:table-cell office:value-type="float" office:value="23.2502643478">
            <text:p>23.25</text:p>
          </table:table-cell>
          <table:table-cell office:value-type="float" office:value="22.324413546">
            <text:p>22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2.4564397224">
            <text:p>42.46</text:p>
          </table:table-cell>
          <table:table-cell office:value-type="float" office:value="65.1655975045">
            <text:p>65.17</text:p>
          </table:table-cell>
          <table:table-cell office:value-type="float" office:value="293.887029214">
            <text:p>293.89</text:p>
          </table:table-cell>
          <table:table-cell office:value-type="float" office:value="42.3684210526">
            <text:p>42.37</text:p>
          </table:table-cell>
          <table:table-cell office:value-type="float" office:value="40.8234997331">
            <text:p>40.8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778388864">
            <text:p>23.78</text:p>
          </table:table-cell>
          <table:table-cell office:value-type="float" office:value="73.4794193519">
            <text:p>73.48</text:p>
          </table:table-cell>
          <table:table-cell office:value-type="float" office:value="596.352369804">
            <text:p>596.35</text:p>
          </table:table-cell>
          <table:table-cell office:value-type="float" office:value="23.2502643478">
            <text:p>23.25</text:p>
          </table:table-cell>
          <table:table-cell office:value-type="float" office:value="22.8638354462">
            <text:p>22.8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2.4564397224">
            <text:p>42.46</text:p>
          </table:table-cell>
          <table:table-cell office:value-type="float" office:value="65.1655975045">
            <text:p>65.17</text:p>
          </table:table-cell>
          <table:table-cell office:value-type="float" office:value="293.887029214">
            <text:p>293.89</text:p>
          </table:table-cell>
          <table:table-cell office:value-type="float" office:value="42.3684210526">
            <text:p>42.37</text:p>
          </table:table-cell>
          <table:table-cell office:value-type="float" office:value="40.8234997331">
            <text:p>40.8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778388864">
            <text:p>23.78</text:p>
          </table:table-cell>
          <table:table-cell office:value-type="float" office:value="73.4794193519">
            <text:p>73.48</text:p>
          </table:table-cell>
          <table:table-cell office:value-type="float" office:value="596.352369804">
            <text:p>596.35</text:p>
          </table:table-cell>
          <table:table-cell office:value-type="float" office:value="23.2502643478">
            <text:p>23.25</text:p>
          </table:table-cell>
          <table:table-cell office:value-type="float" office:value="22.8638354462">
            <text:p>22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21:27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